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ungus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spic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grain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 style:data-style-name="N2" text:time-value="22:18:00.3529423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5-01-17T22:18:28.872707474</dc:date>
    <dc:creator>me </dc:creator>
    <meta:editing-duration>P3DT22H57M47S</meta:editing-duration>
    <meta:editing-cycles>170</meta:editing-cycles>
    <meta:generator>LibreOffice/4.2.7.2$Linux_X86_64 LibreOffice_project/420m0$Build-2</meta:generator>
    <meta:document-statistic meta:table-count="1" meta:cell-count="2826" meta:object-count="0"/>
  </office:meta>
</office:document-meta>
</file>